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cd1" officeooo:paragraph-rsid="0001dc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2 prec 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7:59:03.385236269</meta:creation-date>
    <dc:date>2023-04-25T18:03:01.514252006</dc:date>
    <meta:editing-duration>PT3M5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4" meta:character-count="15" meta:non-whitespace-character-count="12"/>
  </office:meta>
</office:document-meta>
</file>